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6.591cm" style:rel-width="100%" fo:break-before="column" table:align="right" style:may-break-between-rows="false" style:writing-mode="lr-tb"/>
    </style:style>
    <style:style style:name="Tableau2.A" style:family="table-column">
      <style:table-column-properties style:column-width="8.29cm" style:rel-column-width="4805*"/>
    </style:style>
    <style:style style:name="Tableau2.B" style:family="table-column">
      <style:table-column-properties style:column-width="8.301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style:rel-width="100%" table:align="right" style:may-break-between-rows="false" style:writing-mode="lr-tb"/>
    </style:style>
    <style:style style:name="Tableau3.A" style:family="table-column">
      <style:table-column-properties style:column-width="8.29cm" style:rel-column-width="4805*"/>
    </style:style>
    <style:style style:name="Tableau3.B" style:family="table-column">
      <style:table-column-properties style:column-width="8.301cm" style:rel-column-width="4812*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1bd1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58ab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">
      <style:text-properties officeooo:paragraph-rsid="0021bd13"/>
    </style:style>
    <style:style style:name="P11" style:family="paragraph" style:parent-style-name="Standard">
      <style:text-properties officeooo:paragraph-rsid="00258ab2"/>
    </style:style>
    <style:style style:name="P12" style:family="paragraph" style:parent-style-name="Standard">
      <style:text-properties officeooo:paragraph-rsid="002aec3a"/>
    </style:style>
    <style:style style:name="P13" style:family="paragraph" style:parent-style-name="Standard">
      <style:text-properties officeooo:rsid="00305532" officeooo:paragraph-rsid="00305532"/>
    </style:style>
    <style:style style:name="P14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7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18" style:family="paragraph" style:parent-style-name="Standard2">
      <style:text-properties style:font-name="Liberation Sans" fo:font-weight="bold" officeooo:rsid="003300e3" officeooo:paragraph-rsid="002aec3a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rsid="003300e3" officeooo:paragraph-rsid="002aec3a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weight="bold" officeooo:rsid="003300e3" officeooo:paragraph-rsid="002d8e27" style:font-weight-asian="bold" style:font-weight-complex="bold"/>
    </style:style>
    <style:style style:name="P21" style:family="paragraph" style:parent-style-name="Standard2">
      <style:text-properties style:font-name="Liberation Sans" fo:font-weight="bold" officeooo:rsid="003300e3" officeooo:paragraph-rsid="002d8e27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1f8dde"/>
    </style:style>
    <style:style style:name="P23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210b6f"/>
    </style:style>
    <style:style style:name="P24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style:text-underline-style="none" fo:font-weight="bold" officeooo:paragraph-rsid="0027b2da" style:font-weight-asian="bold" style:font-weight-complex="bold"/>
    </style:style>
    <style:style style:name="P25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fo:font-weight="bold" officeooo:paragraph-rsid="0027b2da" style:font-weight-asian="bold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top="0cm" fo:margin-bottom="0cm" fo:line-height="100%" fo:text-align="start" style:text-autospace="ideograph-alpha" style:line-break="strict" style:writing-mode="lr-tb"/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6f986f"/>
    </style:style>
    <style:style style:name="T3" style:family="text">
      <style:text-properties officeooo:rsid="0031166d"/>
    </style:style>
    <style:style style:name="T4" style:family="text">
      <style:text-properties officeooo:rsid="003300e3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éance du <text:text-input text:description="">self.Title()</text:text-input></text:p>
      <text:p text:style-name="P9"/>
      <text:p text:style-name="P3">ORDRE DU JOUR</text:p>
      <text:p text:style-name="Standard"/>
      <text:p text:style-name="P3">Séance publique :</text:p>
      <text:section text:style-name="Sect1" text:name="Section6">
        <text:p text:style-name="P22"><office:annotation><dc:date>2007-09-24T00:00:00</dc:date><text:p>do section- for item in self.adapted().getPrintableItems(itemUids, privacy='public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Séance à huis clos :</text:p>
      <text:section text:style-name="Sect1" text:name="Section7">
        <text:p text:style-name="P23"><office:annotation><dc:date>2007-09-24T00:00:00</dc:date><text:p>do section- for item in self.adapted().getPrintableItems(itemUids, privacy='secret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<text:span text:style-name="T3">Composition de l’assemblée </text:span>:</text:p>
      <text:p text:style-name="Standard"><office:annotation><dc:creator>Gauthier Bastien</dc:creator><dc:date>2011-04-18T10:10:11</dc:date><text:p text:style-name="P27"><text:span text:style-name="T11">do text if self.get_assembly()</text:span></text:p><text:p text:style-name="P27"><text:span text:style-name="T11">from xhtml(view.print_assembly())</text:span></text:p></office:annotation>Assemblée</text:p>
      <text:p text:style-name="P13"><office:annotation><dc:creator>Auteur inconnu</dc:creator><dc:date>2019-02-13T21:27:13</dc:date><text:p text:style-name="P28"><text:span text:style-name="T10">do text if self.get_attendees()</text:span></text:p><text:p text:style-name="P29"><text:span text:style-name="T10">from xhtml(view.print_attendees_by_type(render_as_html=True))</text:span></text:p></office:annotation>Présents</text:p>
      <text:p text:style-name="Standard"/>
      <text:p text:style-name="Standard"><office:annotation><dc:creator>Gauthier Bastien</dc:creator><dc:date>2011-04-18T10:10:47</dc:date><text:p text:style-name="P27"><text:span text:style-name="T8">do text if view.is_not_empty('observations')</text:span></text:p><text:p text:style-name="P27"><text:span text:style-name="T8">from xhtml(view.printXhtml(self, self.observations.output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27"><text:span text:style-name="T6">do section if len(</text:span><text:span text:style-name="T9">self.adapted().getPrintableItems(itemUids, listTypes=['late'], oralQuestion=True)) &gt; 0</text:span></text:p></office:annotation></text:span><text:span text:style-name="T1">Questions orales:</text:span></text:p>
        <text:section text:style-name="Sect1" text:name="Section8">
          <text:p text:style-name="P5"><office:annotation><dc:creator>Gauthier Bastien</dc:creator><dc:date>2011-04-18T10:11:54</dc:date><text:p text:style-name="P27"><text:span text:style-name="T8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5"><text:text-input text:description="">item.Title()</text:text-input></text:p>
          <text:p text:style-name="P10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</text:section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public', oralQuestion=False)</text:span></text:p></office:annotation></text:p>
        <text:p text:style-name="P24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6">do text</text:span></text:p><text:p text:style-name="P27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view.printXhtml(item, item.getObservations()))</text:span></text:p></office:annotation>Interventions/Observations</text:p>
        </text:section>
        <text:p text:style-name="Standard"/>
      </text:section>
      <text:section text:style-name="Sect1" text:name="Section3">
        <text:p text:style-name="P8">Le Président de la séance procède à l'examen des questions orales :</text:p>
        <text:p text:style-name="P7"/>
        <text:p text:style-name="P2"><text:span text:style-name="T1"><office:annotation><dc:creator>Gauthier Bastien</dc:creator><dc:date>2011-04-18T11:35:15</dc:date><text:p text:style-name="P27"><text:span text:style-name="T6">do section- if len(</text:span><text:span text:style-name="T9">self.adapted().getPrintableItems(itemUids, listTypes=['late'], oralQuestion=True)) &gt; 0</text:span></text:p></office:annotation></text:span><text:span text:style-name="T1">QUESTIONS ORALES<text:line-break/></text:span></text:p>
        <text:section text:style-name="Sect1" text:name="Section9">
          <text:p text:style-name="P6"><office:annotation><dc:creator>Gauthier Bastien</dc:creator><dc:date>2011-04-18T10:11:54</dc:date><text:p text:style-name="P27"><text:span text:style-name="T8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6"><text:text-input text:description="">item.Title()</text:text-input></text:p>
          <text:p text:style-name="P11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  <text:p text:style-name="P11"><office:annotation><dc:creator>Gauthier Bastien</dc:creator><dc:date>2011-04-18T11:51:02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Réponse de la question orale</text:p>
          <text:p text:style-name="P6"><office:annotation><dc:creator>Gauthier Bastien</dc:creator><dc:date>2011-04-18T12:05:04</dc:date><text:p text:style-name="P27"><text:span text:style-name="T6">do text if item.getObservations()</text:span></text:p></office:annotation>Interventions :</text:p>
          <text:p text:style-name="P11"><office:annotation><dc:creator>Gauthier Bastien</dc:creator><dc:date>2011-04-18T11:51:39</dc:date><text:p text:style-name="P27"><text:span text:style-name="T8">do text</text:span></text:p><text:p text:style-name="P27"><text:span text:style-name="T8">from xhtml(view.printXhtml(item, item.getObservations()))</text:span></text:p></office:annotation>Interventions sur la question orale</text:p>
        </text:section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secret', oralQuestion=False)</text:span></text:p></office:annotation></text:p>
        <text:p text:style-name="P25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10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printXhtml(item, item.getObservations()))</text:span></text:p></office:annotation>Interventions/Observations</text:p>
        </text:section>
      </text:section>
      <text:p text:style-name="Standard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27"><text:span text:style-name="T5">do table if self.get_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18"><text:text-input text:description="">self.get_signatures().split('\n')[0]</text:text-input></text:p>
          </table:table-cell>
          <table:table-cell table:style-name="Tableau2.A1" office:value-type="string">
            <text:p text:style-name="P19"><text:text-input text:description="">self.get_signatures().split('\n')[2]</text:text-input></text:p>
          </table:table-cell>
        </table:table-row>
        <table:table-row>
          <table:table-cell table:style-name="Tableau2.A1" office:value-type="string">
            <text:p text:style-name="P17">(s) <text:span text:style-name="T4"><text:text-input text:description="">self.get_signatures().split('\n')[1]</text:text-input></text:span></text:p>
          </table:table-cell>
          <table:table-cell table:style-name="Tableau2.A1" office:value-type="string">
            <text:p text:style-name="P16">(s) <text:span text:style-name="T4"><text:text-input text:description="">self.get_signatures().split('\n')[3]</text:text-input></text:span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27"><text:span text:style-name="T5">do table if not self.get_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1"><text:text-input text:description="">self.get_signatories(the_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0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17"><text:span text:style-name="T2">(s) </text:span><text:span text:style-name="T2"><text:text-input text:description="">self.get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6"><text:span text:style-name="T2">(s) </text:span><text:span text:style-name="T2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21-04-30T09:31:24.522684793</dc:date>
    <meta:print-date>2011-04-06T15:03:00</meta:print-date>
    <meta:editing-cycles>115</meta:editing-cycles>
    <meta:editing-duration>PT17H22M37S</meta:editing-duration>
    <meta:generator>LibreOffice/5.1.6.2$Linux_X86_64 LibreOffice_project/10m0$Build-2</meta:generator>
    <meta:document-statistic meta:table-count="2" meta:image-count="0" meta:object-count="0" meta:page-count="2" meta:paragraph-count="45" meta:word-count="174" meta:character-count="1749" meta:non-whitespace-character-count="1659"/>
    <meta:user-defined meta:name="_AuthorEmail"/>
    <meta:user-defined meta:name="_AuthorEmailDisplayName"/>
    <meta:user-defined meta:name="_EmailSubject"/>
  </office:meta>
</office:document-meta>
</file>